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3.572cm" style:rel-column-width="13770*"/>
    </style:style>
    <style:style style:name="Tabla6.B" style:family="table-column">
      <style:table-column-properties style:column-width="13.427cm" style:rel-column-width="51765*"/>
    </style:style>
    <style:style style:name="Tabla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3.572cm" style:rel-column-width="13770*"/>
    </style:style>
    <style:style style:name="Tabla7.B" style:family="table-column">
      <style:table-column-properties style:column-width="13.427cm" style:rel-column-width="51765*"/>
    </style:style>
    <style:style style:name="Tabla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3.572cm" style:rel-column-width="13770*"/>
    </style:style>
    <style:style style:name="Tabla8.B" style:family="table-column">
      <style:table-column-properties style:column-width="13.427cm" style:rel-column-width="51765*"/>
    </style:style>
    <style:style style:name="Tabla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3.572cm" style:rel-column-width="13770*"/>
    </style:style>
    <style:style style:name="Tabla9.B" style:family="table-column">
      <style:table-column-properties style:column-width="13.427cm" style:rel-column-width="51765*"/>
    </style:style>
    <style:style style:name="Tabla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3.572cm" style:rel-column-width="13770*"/>
    </style:style>
    <style:style style:name="Tabla10.B" style:family="table-column">
      <style:table-column-properties style:column-width="13.427cm" style:rel-column-width="51765*"/>
    </style:style>
    <style:style style:name="Tabla10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cm" style:rel-column-width="13763*"/>
    </style:style>
    <style:style style:name="Tabla3.B" style:family="table-column">
      <style:table-column-properties style:column-width="13.428cm" style:rel-column-width="51772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3.57cm" style:rel-column-width="13763*"/>
    </style:style>
    <style:style style:name="Tabla11.B" style:family="table-column">
      <style:table-column-properties style:column-width="13.428cm" style:rel-column-width="51772*"/>
    </style:style>
    <style:style style:name="Tabla1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3.57cm" style:rel-column-width="13763*"/>
    </style:style>
    <style:style style:name="Tabla12.B" style:family="table-column">
      <style:table-column-properties style:column-width="13.428cm" style:rel-column-width="51772*"/>
    </style:style>
    <style:style style:name="Tabla1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3.57cm" style:rel-column-width="13763*"/>
    </style:style>
    <style:style style:name="Tabla13.B" style:family="table-column">
      <style:table-column-properties style:column-width="13.428cm" style:rel-column-width="51772*"/>
    </style:style>
    <style:style style:name="Tabla1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3.57cm" style:rel-column-width="13763*"/>
    </style:style>
    <style:style style:name="Tabla15.B" style:family="table-column">
      <style:table-column-properties style:column-width="13.428cm" style:rel-column-width="51772*"/>
    </style:style>
    <style:style style:name="Tabla1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3.57cm" style:rel-column-width="13763*"/>
    </style:style>
    <style:style style:name="Tabla16.B" style:family="table-column">
      <style:table-column-properties style:column-width="13.428cm" style:rel-column-width="51772*"/>
    </style:style>
    <style:style style:name="Tabla1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3.57cm" style:rel-column-width="13763*"/>
    </style:style>
    <style:style style:name="Tabla17.B" style:family="table-column">
      <style:table-column-properties style:column-width="13.428cm" style:rel-column-width="51772*"/>
    </style:style>
    <style:style style:name="Tabla1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3.57cm" style:rel-column-width="13763*"/>
    </style:style>
    <style:style style:name="Tabla18.B" style:family="table-column">
      <style:table-column-properties style:column-width="13.428cm" style:rel-column-width="51772*"/>
    </style:style>
    <style:style style:name="Tabla1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3.57cm" style:rel-column-width="13763*"/>
    </style:style>
    <style:style style:name="Tabla19.B" style:family="table-column">
      <style:table-column-properties style:column-width="13.428cm" style:rel-column-width="51772*"/>
    </style:style>
    <style:style style:name="Tabla1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333366" fo:font-size="11pt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333366" style:font-name="Segoe Print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>
        <style:tab-stops/>
      </style:paragraph-properties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margin-left="0.649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.721cm" fo:margin-right="0cm" fo:text-align="start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672cm" fo:margin-right="0cm" fo:text-align="start" style:justify-single-word="false" fo:text-indent="0cm" style:auto-text-indent="false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Heading_20_3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7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 style:list-style-name="L19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 style:list-style-name="L22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 style:list-style-name="L25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 style:list-style-name="L28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Table_20_Contents" style:list-style-name="L30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 style:list-style-name="L32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 style:list-style-name="L35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 style:list-style-name="L36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 style:list-style-name="L39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able_20_Contents" style:list-style-name="L41">
      <style:paragraph-properties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 style:list-style-name="L43">
      <style:paragraph-properties fo:text-align="start" style:justify-single-word="false"/>
      <style:text-properties fo:font-weight="normal" style:font-weight-asian="normal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</style:style>
    <style:style style:name="P36" style:family="paragraph" style:parent-style-name="Table_20_Contents" style:list-style-name="L4">
      <style:paragraph-properties fo:text-align="start" style:justify-single-word="false"/>
    </style:style>
    <style:style style:name="P37" style:family="paragraph" style:parent-style-name="Table_20_Contents" style:list-style-name="L5">
      <style:paragraph-properties fo:text-align="start" style:justify-single-word="false"/>
    </style:style>
    <style:style style:name="P38" style:family="paragraph" style:parent-style-name="Table_20_Contents" style:list-style-name="L6">
      <style:paragraph-properties fo:text-align="start" style:justify-single-word="false"/>
    </style:style>
    <style:style style:name="P39" style:family="paragraph" style:parent-style-name="Table_20_Contents" style:list-style-name="L8">
      <style:paragraph-properties fo:text-align="start" style:justify-single-word="false">
        <style:tab-stops/>
      </style:paragraph-properties>
    </style:style>
    <style:style style:name="P40" style:family="paragraph" style:parent-style-name="Table_20_Contents" style:list-style-name="L11">
      <style:paragraph-properties fo:text-align="start" style:justify-single-word="false">
        <style:tab-stops/>
      </style:paragraph-properties>
    </style:style>
    <style:style style:name="P41" style:family="paragraph" style:parent-style-name="Table_20_Contents" style:list-style-name="L9">
      <style:paragraph-properties fo:text-align="start" style:justify-single-word="false"/>
    </style:style>
    <style:style style:name="P42" style:family="paragraph" style:parent-style-name="Table_20_Contents" style:list-style-name="L12">
      <style:paragraph-properties fo:text-align="start" style:justify-single-word="false"/>
    </style:style>
    <style:style style:name="P43" style:family="paragraph" style:parent-style-name="Table_20_Contents" style:list-style-name="L14">
      <style:paragraph-properties fo:text-align="start" style:justify-single-word="false"/>
    </style:style>
    <style:style style:name="P44" style:family="paragraph" style:parent-style-name="Table_20_Contents" style:list-style-name="L15">
      <style:paragraph-properties fo:text-align="start" style:justify-single-word="false"/>
    </style:style>
    <style:style style:name="P45" style:family="paragraph" style:parent-style-name="Table_20_Contents" style:list-style-name="L17">
      <style:paragraph-properties fo:text-align="start" style:justify-single-word="false"/>
    </style:style>
    <style:style style:name="P46" style:family="paragraph" style:parent-style-name="Table_20_Contents" style:list-style-name="L18">
      <style:paragraph-properties fo:text-align="start" style:justify-single-word="false"/>
    </style:style>
    <style:style style:name="P47" style:family="paragraph" style:parent-style-name="Table_20_Contents" style:list-style-name="L20">
      <style:paragraph-properties fo:text-align="start" style:justify-single-word="false"/>
    </style:style>
    <style:style style:name="P48" style:family="paragraph" style:parent-style-name="Table_20_Contents" style:list-style-name="L21">
      <style:paragraph-properties fo:text-align="start" style:justify-single-word="false"/>
    </style:style>
    <style:style style:name="P49" style:family="paragraph" style:parent-style-name="Table_20_Contents" style:list-style-name="L23">
      <style:paragraph-properties fo:text-align="start" style:justify-single-word="false"/>
    </style:style>
    <style:style style:name="P50" style:family="paragraph" style:parent-style-name="Table_20_Contents" style:list-style-name="L24">
      <style:paragraph-properties fo:text-align="start" style:justify-single-word="false"/>
    </style:style>
    <style:style style:name="P51" style:family="paragraph" style:parent-style-name="Table_20_Contents" style:list-style-name="L26">
      <style:paragraph-properties fo:text-align="start" style:justify-single-word="false"/>
    </style:style>
    <style:style style:name="P52" style:family="paragraph" style:parent-style-name="Table_20_Contents" style:list-style-name="L28">
      <style:paragraph-properties fo:text-align="start" style:justify-single-word="false"/>
    </style:style>
    <style:style style:name="P53" style:family="paragraph" style:parent-style-name="Table_20_Contents" style:list-style-name="L29">
      <style:paragraph-properties fo:text-align="start" style:justify-single-word="false"/>
    </style:style>
    <style:style style:name="P54" style:family="paragraph" style:parent-style-name="Table_20_Contents" style:list-style-name="L31">
      <style:paragraph-properties fo:text-align="start" style:justify-single-word="false"/>
    </style:style>
    <style:style style:name="P55" style:family="paragraph" style:parent-style-name="Table_20_Contents" style:list-style-name="L33">
      <style:paragraph-properties fo:text-align="start" style:justify-single-word="false"/>
    </style:style>
    <style:style style:name="P56" style:family="paragraph" style:parent-style-name="Table_20_Contents" style:list-style-name="L34">
      <style:paragraph-properties fo:text-align="start" style:justify-single-word="false"/>
    </style:style>
    <style:style style:name="P57" style:family="paragraph" style:parent-style-name="Table_20_Contents" style:list-style-name="L36">
      <style:paragraph-properties fo:text-align="start" style:justify-single-word="false"/>
    </style:style>
    <style:style style:name="P58" style:family="paragraph" style:parent-style-name="Table_20_Contents" style:list-style-name="L37">
      <style:paragraph-properties fo:text-align="start" style:justify-single-word="false"/>
    </style:style>
    <style:style style:name="P59" style:family="paragraph" style:parent-style-name="Table_20_Contents" style:list-style-name="L38">
      <style:paragraph-properties fo:text-align="start" style:justify-single-word="false"/>
    </style:style>
    <style:style style:name="P60" style:family="paragraph" style:parent-style-name="Table_20_Contents" style:list-style-name="L40">
      <style:paragraph-properties fo:text-align="start" style:justify-single-word="false"/>
    </style:style>
    <style:style style:name="P61" style:family="paragraph" style:parent-style-name="Table_20_Contents" style:list-style-name="L42">
      <style:paragraph-properties fo:text-align="start" style:justify-single-word="false"/>
    </style:style>
    <style:style style:name="P62" style:family="paragraph" style:parent-style-name="Table_20_Contents" style:list-style-name="L27"/>
    <style:style style:name="P63" style:family="paragraph" style:parent-style-name="Table_20_Contents" style:list-style-name="L29">
      <style:paragraph-properties fo:margin-left="1.298cm" fo:margin-right="0cm" fo:text-align="start" style:justify-single-word="false" fo:text-indent="-1.034cm" style:auto-text-indent="false">
        <style:tab-stops/>
      </style:paragraph-properties>
    </style:style>
    <style:style style:name="P64" style:family="paragraph" style:parent-style-name="Table_20_Contents" style:list-style-name="L29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5" style:family="paragraph" style:parent-style-name="Table_20_Contents" style:list-style-name="L37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6" style:family="paragraph" style:parent-style-name="Table_20_Contents" style:list-style-name="L33">
      <style:paragraph-properties fo:margin-left="0.624cm" fo:margin-right="0cm" fo:text-align="start" style:justify-single-word="false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ombre del caso:</text:p>
          </table:table-cell>
          <table:table-cell table:style-name="Tabla4.B1" office:value-type="string">
            <text:p text:style-name="Text_20_body">Añadir elemento a la carta</text:p>
          </table:table-cell>
        </table:table-row>
        <table:table-row>
          <table:table-cell table:style-name="Tabla4.A2" office:value-type="string">
            <text:p text:style-name="P3">Resumen:</text:p>
          </table:table-cell>
          <table:table-cell table:style-name="Tabla4.B2" office:value-type="string">
            <text:p text:style-name="P8">Se añadirá un nuevo elemento a la carta del restaurante</text:p>
          </table:table-cell>
        </table:table-row>
        <table:table-row>
          <table:table-cell table:style-name="Tabla4.A2" office:value-type="string">
            <text:p text:style-name="P3">Dependencias:</text:p>
          </table:table-cell>
          <table:table-cell table:style-name="Tabla4.B2" office:value-type="string">
            <text:p text:style-name="P4">Incluye al caso de uso “Consultar lista de Productos”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4">Cocinero jefe</text:p>
          </table:table-cell>
        </table:table-row>
        <table:table-row>
          <table:table-cell table:style-name="Tabla4.A2" office:value-type="string">
            <text:p text:style-name="P3">Precondiciones:</text:p>
          </table:table-cell>
          <table:table-cell table:style-name="Tabla4.B2" office:value-type="string">
            <text:list xml:id="list37665758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4.A2" office:value-type="string">
            <text:p text:style-name="P3">Postcondiciones:</text:p>
          </table:table-cell>
          <table:table-cell table:style-name="Tabla4.B2" office:value-type="string">
            <text:list xml:id="list37660931" text:style-name="L2">
              <text:list-item>
                <text:p text:style-name="P35">Se han añadido uno o más elementos nuevos a la carta</text:p>
              </text:list-item>
            </text:list>
          </table:table-cell>
        </table:table-row>
        <table:table-row>
          <table:table-cell table:style-name="Tabla4.A2" office:value-type="string">
            <text:p text:style-name="P3">Curso normal:</text:p>
          </table:table-cell>
          <table:table-cell table:style-name="Tabla4.B2" office:value-type="string">
            <text:list xml:id="list37668375" text:style-name="L3">
              <text:list-item>
                <text:p text:style-name="P19">El caso de uso comienza cuando el cocinero jefe desea añadir uno o más elementos a la carta</text:p>
              </text:list-item>
              <text:list-item>
                <text:p text:style-name="P19">Se inicia el caso de uso “Consultar lista de Productos”</text:p>
              </text:list-item>
              <text:list-item>
                <text:p text:style-name="P19">Mientras el usuario desee añadir elementos a la carta:</text:p>
                <text:list>
                  <text:list-item>
                    <text:p text:style-name="P19">El usuario rellena los datos correspondientes al elemento:</text:p>
                    <text:list>
                      <text:list-item>
                        <text:p text:style-name="P19">Introduce el nombre</text:p>
                      </text:list-item>
                      <text:list-item>
                        <text:p text:style-name="P19">Introduce la descripción</text:p>
                      </text:list-item>
                      <text:list-item>
                        <text:p text:style-name="P19">Introduce la foto</text:p>
                      </text:list-item>
                      <text:list-item>
                        <text:p text:style-name="P19">Introduce el precio</text:p>
                      </text:list-item>
                      <text:list-item>
                        <text:p text:style-name="P19">Introduce el tiempo de elaboración</text:p>
                      </text:list-item>
                      <text:list-item>
                        <text:p text:style-name="P19">Selecciona la sección</text:p>
                        <text:list>
                          <text:list-item>
                            <text:p text:style-name="P19">Si la sección asignada no es la de bebidas</text:p>
                            <text:list>
                              <text:list-item>
                                <text:p text:style-name="P19">El usuario especifica si el plato se puede dividir en ra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9">Mientras el usuario quiera añadir productos al elemento:</text:p>
                    <text:list>
                      <text:list-item>
                        <text:p text:style-name="P19">El usuario selecciona un producto de la lista</text:p>
                      </text:list-item>
                      <text:list-item>
                        <text:p text:style-name="P19">El usuario introduce la cantidad deseada de dicho producto</text:p>
                      </text:list-item>
                    </text:list>
                  </text:list-item>
                  <text:list-item>
                    <text:p text:style-name="P19">El usuario confirma los datos</text:p>
                  </text:list-item>
                  <text:list-item>
                    <text:p text:style-name="P19">El sistema comprueba que los datos introducidos sean correctos</text:p>
                  </text:list-item>
                  <text:list-item>
                    <text:p text:style-name="P19">Los datos introducidos son correctos. El sistema genera un código asociado al elemento y registra todos los datos</text:p>
                  </text:list-item>
                  <text:list-item>
                    <text:p text:style-name="P19">El sistema confirma que se ha añadido un nuevo elemento a la carta satisfactoriamente</text:p>
                  </text:list-item>
                  <text:list-item>
                    <text:p text:style-name="P19">El sistema pregunta al usuario si desea seguir añadiendo más elementos a la carta</text:p>
                  </text:list-item>
                </text:list>
              </text:list-item>
              <text:list-item>
                <text:p text:style-name="P19">El usuario finaliza la operación</text:p>
              </text:list-item>
            </text:list>
            <text:p text:style-name="P4"/>
          </table:table-cell>
        </table:table-row>
        <table:table-row>
          <table:table-cell table:style-name="Tabla4.A2" office:value-type="string">
            <text:p text:style-name="P3">Cursos alternativos:</text:p>
          </table:table-cell>
          <table:table-cell table:style-name="Tabla4.B2" office:value-type="string">
            <text:list xml:id="list37672577" text:style-name="L4">
              <text:list-item>
                <text:list>
                  <text:list-item>
                    <text:list>
                      <text:list-item>
                        <text:p text:style-name="P36">El usuario se ha equivocado al seleccionar un producto</text:p>
                        <text:list>
                          <text:list-item>
                            <text:p text:style-name="P36">El usuario elimina el producto dese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37679291" text:continue-list="list37672577" text:style-name="L4">
              <text:list-item>
                <text:list>
                  <text:list-item>
                    <text:list>
                      <text:list-item text:start-value="1">
                        <text:p text:style-name="P36">El usuario se ha equivocado al introducir la cantidad de un ingrediente </text:p>
                        <text:list>
                          <text:list-item>
                            <text:p text:style-name="P36">El usuario selecciona el producto de la lista</text:p>
                          </text:list-item>
                          <text:list-item>
                            <text:p text:style-name="P36">El usuario introduce la nueva cantidad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646018" text:style-name="L5">
              <text:list-header>
                <text:p text:style-name="P37"/>
                <text:list>
                  <text:list-item>
                    <text:p text:style-name="P37">El sistema informa de que los datos introducidos no son correctos. Se vuelve al paso 3.1</text:p>
                  </text:list-item>
                </text:list>
              </text:list-header>
            </text:list>
            <text:p text:style-name="P5"><text:soft-page-break/></text:p>
            <text:p text:style-name="P9">*. El usuario cancela la operación</text:p>
          </table:table-cell>
        </table:table-row>
        <table:table-row>
          <table:table-cell table:style-name="Tabla4.A2" office:value-type="string">
            <text:p text:style-name="P3">Observaciones: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10" office:value-type="string">
            <text:p text:style-name="P3">Requisitos no funcionales específicos:</text:p>
          </table:table-cell>
          <table:table-cell table:style-name="Tabla4.B10" office:value-type="string">
            <text:p text:style-name="P4">- Las secciones asignables a un elemento de la carta serán: <text:span text:style-name="T1">Entrantes</text:span>, <text:span text:style-name="T1">Carnes</text:span>, <text:span text:style-name="T1">Pescados</text:span>, <text:span text:style-name="T1">Bebidas</text:span> o <text:span text:style-name="T1">Postres</text:span></text:p>
            <text:p text:style-name="P7"/>
            <text:p text:style-name="P4">- Las cantidades de los ingredientes asignados a los platos se establecerán en gramos en caso de ser sólidos y mililitros en caso de ser líquidos</text:p>
            <text:p text:style-name="P7">- La foto deberá estar en formato .jpeg y no sobrepasar los 200 kb </text:p>
          </table:table-cell>
        </table:table-row>
      </table:table>
      <text:p text:style-name="Standard"/>
      <text:h text:style-name="P17" text:outline-level="3">Eliminar elemento a la carta</text:h>
      <text:p text:style-name="P1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Nombre del caso:</text:p>
          </table:table-cell>
          <table:table-cell table:style-name="Tabla5.B1" office:value-type="string">
            <text:p text:style-name="Text_20_body">Eliminar elemento de la carta</text:p>
          </table:table-cell>
        </table:table-row>
        <table:table-row>
          <table:table-cell table:style-name="Tabla5.A2" office:value-type="string">
            <text:p text:style-name="P3">Resumen:</text:p>
          </table:table-cell>
          <table:table-cell table:style-name="Tabla5.B2" office:value-type="string">
            <text:p text:style-name="P8">Se eliminarán uno o más elementos de la carta del restaurante</text:p>
          </table:table-cell>
        </table:table-row>
        <table:table-row>
          <table:table-cell table:style-name="Tabla5.A2" office:value-type="string">
            <text:p text:style-name="P3">Dependencias:</text:p>
          </table:table-cell>
          <table:table-cell table:style-name="Tabla5.B2" office:value-type="string">
            <text:p text:style-name="P4">Incluye al caso de uso “Consultar elementos de la carta”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4">Cocinero jefe</text:p>
          </table:table-cell>
        </table:table-row>
        <table:table-row>
          <table:table-cell table:style-name="Tabla5.A2" office:value-type="string">
            <text:p text:style-name="P3">Precondiciones:</text:p>
          </table:table-cell>
          <table:table-cell table:style-name="Tabla5.B2" office:value-type="string">
            <text:list xml:id="list37693968" text:continue-list="list37665758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5.A2" office:value-type="string">
            <text:p text:style-name="P3">Postcondiciones:</text:p>
          </table:table-cell>
          <table:table-cell table:style-name="Tabla5.B2" office:value-type="string">
            <text:list xml:id="list37652531" text:style-name="L6">
              <text:list-item>
                <text:p text:style-name="P38">Se han eliminado uno o más elementos de la carta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 normal:</text:p>
          </table:table-cell>
          <table:table-cell table:style-name="Tabla5.B2" office:value-type="string">
            <text:list xml:id="list37656897" text:style-name="L7">
              <text:list-item>
                <text:p text:style-name="P20">El usuario selecciona la opción "Eliminar elemento de la carta" en el terminal táctil.</text:p>
              </text:list-item>
              <text:list-item>
                <text:p text:style-name="P20">Se inicia el caso de uso “Consultar elementos de la carta”</text:p>
              </text:list-item>
              <text:list-item>
                <text:p text:style-name="P20">Mientras el usuario quiera eliminar elementos de la carta:</text:p>
                <text:list>
                  <text:list-item>
                    <text:p text:style-name="P20">El usuario selecciona el elemento de la carta que desea eliminar</text:p>
                  </text:list-item>
                  <text:list-item>
                    <text:p text:style-name="P20">El sistema muestra la información asociada al elemento y solicita la confirmación de la operación</text:p>
                  </text:list-item>
                  <text:list-item>
                    <text:p text:style-name="P20">El usuario confirma la operación</text:p>
                  </text:list-item>
                  <text:list-item>
                    <text:p text:style-name="P20">El sistema confirma que el elemento ha sido eliminado de la carta satisfactoriamente</text:p>
                  </text:list-item>
                  <text:list-item>
                    <text:p text:style-name="P20">El sistema pregunta al usuario si desea eliminar más elementos de la carta</text:p>
                  </text:list-item>
                  <text:list-item>
                    <text:p text:style-name="P20">Si el usuario desea eliminar más elementos de la carta</text:p>
                    <text:list>
                      <text:list-item>
                        <text:p text:style-name="P20">Se inicia el caso de uso “Consultar elementos de la carta”</text:p>
                      </text:list-item>
                    </text:list>
                  </text:list-item>
                </text:list>
              </text:list-item>
              <text:list-item>
                <text:p text:style-name="P20">El usuario finaliza la operación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s alternativos:</text:p>
          </table:table-cell>
          <table:table-cell table:style-name="Tabla5.B2" office:value-type="string">
            <text:list xml:id="list37650984" text:style-name="L8">
              <text:list-item>
                <text:list>
                  <text:list-item>
                    <text:p text:style-name="P39">El usuario no confirma la operación. Se vuelve al paso 3</text:p>
                  </text:list-item>
                </text:list>
              </text:list-item>
            </text:list>
            <text:p text:style-name="P6"/>
            <text:p text:style-name="P10">*. El usuario cancela la operación</text:p>
          </table:table-cell>
        </table:table-row>
        <table:table-row>
          <table:table-cell table:style-name="Tabla5.A2" office:value-type="string">
            <text:p text:style-name="P3">Observaciones:</text:p>
          </table:table-cell>
          <table:table-cell table:style-name="Tabla5.B2" office:value-type="string">
            <text:p text:style-name="P4"/>
          </table:table-cell>
        </table:table-row>
        <table:table-row>
          <table:table-cell table:style-name="Tabla5.A10" office:value-type="string">
            <text:p text:style-name="P3">Requisitos no funcionales:</text:p>
          </table:table-cell>
          <table:table-cell table:style-name="Tabla5.B10" office:value-type="string">
            <text:p text:style-name="P4"/>
          </table:table-cell>
        </table:table-row>
      </table:table>
      <text:h text:style-name="P15" text:outline-level="3"/>
      <text:h text:style-name="P17" text:outline-level="3">Modificar elemento de la carta</text:h>
      <text:p text:style-name="P1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Nombre del caso:</text:p>
          </table:table-cell>
          <table:table-cell table:style-name="Tabla6.B1" office:value-type="string">
            <text:p text:style-name="Text_20_body">Modificar elemento de la carta</text:p>
          </table:table-cell>
        </table:table-row>
        <table:table-row>
          <table:table-cell table:style-name="Tabla6.A2" office:value-type="string">
            <text:p text:style-name="P3">Resumen:</text:p>
          </table:table-cell>
          <table:table-cell table:style-name="Tabla6.B2" office:value-type="string">
            <text:p text:style-name="P8">Se modificarán uno o más elementos de la carta del restaurante</text:p>
          </table:table-cell>
        </table:table-row>
        <table:table-row>
          <table:table-cell table:style-name="Tabla6.A2" office:value-type="string">
            <text:p text:style-name="P3">Dependencias:</text:p>
          </table:table-cell>
          <table:table-cell table:style-name="Tabla6.B2" office:value-type="string">
            <text:p text:style-name="P4">Incluye al caso de uso “Consultar elementos de la carta”</text:p>
          </table:table-cell>
        </table:table-row>
        <table:table-row>
          <table:table-cell table:style-name="Tabla6.A2" office:value-type="string">
            <text:p text:style-name="P3">Actores:</text:p>
          </table:table-cell>
          <table:table-cell table:style-name="Tabla6.B2" office:value-type="string">
            <text:p text:style-name="P4">Cocinero jefe</text:p>
          </table:table-cell>
        </table:table-row>
        <table:table-row>
          <table:table-cell table:style-name="Tabla6.A2" office:value-type="string">
            <text:p text:style-name="P3">Precondi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2" office:value-type="string">
            <text:p text:style-name="P3">Postcondiciones:</text:p>
          </table:table-cell>
          <table:table-cell table:style-name="Tabla6.B2" office:value-type="string">
            <text:list xml:id="list37656238" text:style-name="L9">
              <text:list-item>
                <text:p text:style-name="P41">Se han modificado uno o más elementos de la carta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 normal:</text:p>
          </table:table-cell>
          <table:table-cell table:style-name="Tabla6.B2" office:value-type="string">
            <text:list xml:id="list37667110" text:style-name="L10">
              <text:list-item>
                <text:p text:style-name="P21">El usuario selecciona la opción "Modificar elemento de la carta" en el terminal táctil.</text:p>
              </text:list-item>
              <text:list-item>
                <text:p text:style-name="P21">Se inicia el caso de uso “Consultar elementos de la carta”</text:p>
              </text:list-item>
              <text:list-item>
                <text:p text:style-name="P21">Mientras el usuario necesite modificar elementos:</text:p>
                <text:list>
                  <text:list-item>
                    <text:p text:style-name="P21">El usuario selecciona un elemento de la lista</text:p>
                  </text:list-item>
                  <text:list-item>
                    <text:p text:style-name="P21">El sistema muestra la información asociada a ese elemento</text:p>
                  </text:list-item>
                  <text:list-item>
                    <text:p text:style-name="P21">Mientras el usuario desee modificar datos del elementos:</text:p>
                    <text:list>
                      <text:list-item>
                        <text:p text:style-name="P21">El usuario modifica el dato deseado</text:p>
                      </text:list-item>
                    </text:list>
                  </text:list-item>
                  <text:list-item>
                    <text:p text:style-name="P21">El usuario finaliza la modificación de los datos</text:p>
                  </text:list-item>
                  <text:list-item>
                    <text:p text:style-name="P21">El sistema solicita la confirmación de la modificación de los datos</text:p>
                  </text:list-item>
                  <text:list-item>
                    <text:p text:style-name="P21">El usuario confirma la operación</text:p>
                  </text:list-item>
                  <text:list-item>
                    <text:p text:style-name="P21">El sistema comprueba que los datos introducidos son correctos.</text:p>
                  </text:list-item>
                  <text:list-item>
                    <text:p text:style-name="P21">Los datos introducidos son correctos. El sistema registra los nuevos cambios y confirma que el elemento ha sido modificado con éxito</text:p>
                  </text:list-item>
                  <text:list-item>
                    <text:p text:style-name="P21">El sistema pregunta al usuario si desea modificar otro elemento</text:p>
                  </text:list-item>
                </text:list>
              </text:list-item>
              <text:list-item>
                <text:p text:style-name="P21">El usuario finaliza la operación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s alternativos:</text:p>
          </table:table-cell>
          <table:table-cell table:style-name="Tabla6.B2" office:value-type="string">
            <text:p text:style-name="P6"/>
            <text:list xml:id="list37669030" text:style-name="L11">
              <text:list-item>
                <text:list>
                  <text:list-item>
                    <text:p text:style-name="P40">El sistema informa de que los datos introducidos no son correctos. Se vuelve al paso 3.2</text:p>
                  </text:list-item>
                </text:list>
              </text:list-item>
            </text:list>
            <text:p text:style-name="P6"/>
            <text:p text:style-name="P11">*. El usuario cancela la operación</text:p>
          </table:table-cell>
        </table:table-row>
        <table:table-row>
          <table:table-cell table:style-name="Tabla6.A2" office:value-type="string">
            <text:p text:style-name="P3">Observa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10" office:value-type="string">
            <text:p text:style-name="P3">Requisitos no funcionales:</text:p>
          </table:table-cell>
          <table:table-cell table:style-name="Tabla6.B10" office:value-type="string">
            <text:p text:style-name="P4"/>
          </table:table-cell>
        </table:table-row>
      </table:table>
      <text:p text:style-name="Text_20_body"/>
      <text:h text:style-name="P17" text:outline-level="3">Consultar elementos de la carta</text:h>
      <text:p text:style-name="P1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Nombre del caso:</text:p>
          </table:table-cell>
          <table:table-cell table:style-name="Tabla7.B1" office:value-type="string">
            <text:p text:style-name="Text_20_body">Consultar elementos de la carta</text:p>
          </table:table-cell>
        </table:table-row>
        <table:table-row>
          <table:table-cell table:style-name="Tabla7.A2" office:value-type="string">
            <text:p text:style-name="P3">Resumen:</text:p>
          </table:table-cell>
          <table:table-cell table:style-name="Tabla7.B2" office:value-type="string">
            <text:p text:style-name="P8">Se obtendrá una lista con los elementos que forman la carta del restaurante</text:p>
          </table:table-cell>
        </table:table-row>
        <table:table-row>
          <table:table-cell table:style-name="Tabla7.A2" office:value-type="string">
            <text:p text:style-name="P3">Dependencias:</text:p>
          </table:table-cell>
          <table:table-cell table:style-name="Tabla7.B2" office:value-type="string">
            <text:p text:style-name="P4">Es incluido por los casos de uso “Modificar elemento de la carta” y “Eliminar elemento de la carta”</text:p>
          </table:table-cell>
        </table:table-row>
        <table:table-row>
          <table:table-cell table:style-name="Tabla7.A2" office:value-type="string">
            <text:p text:style-name="P3">Actores:</text:p>
          </table:table-cell>
          <table:table-cell table:style-name="Tabla7.B2" office:value-type="string">
            <text:p text:style-name="P4">Cocinero jefe, Metre y Cliente</text:p>
          </table:table-cell>
        </table:table-row>
        <table:table-row>
          <table:table-cell table:style-name="Tabla7.A2" office:value-type="string">
            <text:p text:style-name="P3">Precondiciones:</text:p>
          </table:table-cell>
          <table:table-cell table:style-name="Tabla7.B2" office:value-type="string">
            <text:list xml:id="list37674034" text:continue-list="list37693968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7.A2" office:value-type="string">
            <text:p text:style-name="P3">Postcondiciones:</text:p>
          </table:table-cell>
          <table:table-cell table:style-name="Tabla7.B2" office:value-type="string">
            <text:list xml:id="list37658785" text:style-name="L12">
              <text:list-item>
                <text:p text:style-name="P42">Se ha generado una lista con los elementos que forman la carta del restaurante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 normal:</text:p>
          </table:table-cell>
          <table:table-cell table:style-name="Tabla7.B2" office:value-type="string">
            <text:list xml:id="list37651378" text:style-name="L13">
              <text:list-item>
                <text:p text:style-name="P22">El caso de uso se inicia cuando el usuario desea conocer cuales son los elementos que componen la carta</text:p>
              </text:list-item>
              <text:list-item>
                <text:p text:style-name="P22">El sistema proporciona una lista detallada de todos los elementos incluidos en la carta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s alternativos:</text:p>
          </table:table-cell>
          <table:table-cell table:style-name="Tabla7.B2" office:value-type="string">
            <text:list xml:id="list37664304" text:style-name="L14">
              <text:list-header>
                <text:p text:style-name="P43"/>
              </text:list-header>
            </text:list>
          </table:table-cell>
        </table:table-row>
        <table:table-row>
          <table:table-cell table:style-name="Tabla7.A2" office:value-type="string">
            <text:p text:style-name="P3">Observaciones:</text:p>
          </table:table-cell>
          <table:table-cell table:style-name="Tabla7.B2" office:value-type="string">
            <text:p text:style-name="P4"/>
          </table:table-cell>
        </table:table-row>
        <table:table-row>
          <table:table-cell table:style-name="Tabla7.A10" office:value-type="string">
            <text:p text:style-name="P3">Requisitos no funcionales específicos:</text:p>
          </table:table-cell>
          <table:table-cell table:style-name="Tabla7.B10" office:value-type="string">
            <text:p text:style-name="P4"/>
          </table:table-cell>
        </table:table-row>
      </table:table>
      <text:p text:style-name="Standard"/>
      <text:h text:style-name="P17" text:outline-level="3">Imprimir lista de productos a pedir</text:h>
      <text:p text:style-name="P1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">Nombre del caso:</text:p>
          </table:table-cell>
          <table:table-cell table:style-name="Tabla8.B1" office:value-type="string">
            <text:p text:style-name="Text_20_body">Imprimir lista de productos a pedir</text:p>
          </table:table-cell>
        </table:table-row>
        <table:table-row>
          <table:table-cell table:style-name="Tabla8.A2" office:value-type="string">
            <text:p text:style-name="P3">Resumen:</text:p>
          </table:table-cell>
          <table:table-cell table:style-name="Tabla8.B2" office:value-type="string">
            <text:p text:style-name="P8">Se imprimirá una lista de los productos que están bajo mínimos en stock, para poder hacer un pedido al proveedor</text:p>
          </table:table-cell>
        </table:table-row>
        <table:table-row>
          <table:table-cell table:style-name="Tabla8.A2" office:value-type="string">
            <text:p text:style-name="P3">Dependencia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2" office:value-type="string">
            <text:p text:style-name="P3">Actores:</text:p>
          </table:table-cell>
          <table:table-cell table:style-name="Tabla8.B2" office:value-type="string">
            <text:p text:style-name="P4">Cocinero jefe</text:p>
          </table:table-cell>
        </table:table-row>
        <table:table-row>
          <table:table-cell table:style-name="Tabla8.A2" office:value-type="string">
            <text:p text:style-name="P3">Precondiciones:</text:p>
          </table:table-cell>
          <table:table-cell table:style-name="Tabla8.B2" office:value-type="string">
            <text:list xml:id="list37694845" text:continue-list="list37674034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8.A2" office:value-type="string">
            <text:p text:style-name="P3">Postcondiciones:</text:p>
          </table:table-cell>
          <table:table-cell table:style-name="Tabla8.B2" office:value-type="string">
            <text:list xml:id="list37647762" text:style-name="L15">
              <text:list-item>
                <text:p text:style-name="P44">Se ha imprimido la lista de productos a pedir</text:p>
              </text:list-item>
              <text:list-item>
                <text:p text:style-name="P44">Se ha guardado una copia de la lista en el sistem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 normal:</text:p>
          </table:table-cell>
          <table:table-cell table:style-name="Tabla8.B2" office:value-type="string">
            <text:list xml:id="list37664011" text:style-name="L16">
              <text:list-item>
                <text:p text:style-name="P23">El usuario selecciona la opción "Imprimir lista de productos a pedir" en el terminal táctil.</text:p>
              </text:list-item>
              <text:list-item>
                <text:p text:style-name="P23">El sistema obtiene la lista de productos que están bajo mínimos en stock</text:p>
              </text:list-item>
              <text:list-item>
                <text:p text:style-name="P23">El sistema imprime dicha lista</text:p>
              </text:list-item>
              <text:list-item>
                <text:p text:style-name="P23">El sistema guarda una copia de la list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s alternativos:</text:p>
          </table:table-cell>
          <table:table-cell table:style-name="Tabla8.B2" office:value-type="string">
            <text:list xml:id="list37664562" text:style-name="L17">
              <text:list-header>
                <text:p text:style-name="P45"/>
              </text:list-header>
            </text:list>
          </table:table-cell>
        </table:table-row>
        <table:table-row>
          <table:table-cell table:style-name="Tabla8.A2" office:value-type="string">
            <text:p text:style-name="P3">Observacione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10" office:value-type="string">
            <text:p text:style-name="P3">Requisitos no funcionales específicos:</text:p>
          </table:table-cell>
          <table:table-cell table:style-name="Tabla8.B10" office:value-type="string">
            <text:p text:style-name="P4">La lista de productos estará dividida en dos partes: por un lado los ingredientes y por otro lado las bebidas</text:p>
          </table:table-cell>
        </table:table-row>
      </table:table>
      <text:p text:style-name="Standard"/>
      <text:h text:style-name="P17" text:outline-level="3">Notificar incidencia con Ingrediente</text:h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Nombre del caso:</text:p>
          </table:table-cell>
          <table:table-cell table:style-name="Tabla9.B1" office:value-type="string">
            <text:p text:style-name="Text_20_body">Notificar incidencia con Ingrediente </text:p>
          </table:table-cell>
        </table:table-row>
        <table:table-row>
          <table:table-cell table:style-name="Tabla9.A2" office:value-type="string">
            <text:p text:style-name="P3">Resumen:</text:p>
          </table:table-cell>
          <table:table-cell table:style-name="Tabla9.B2" office:value-type="string">
            <text:p text:style-name="P8">Se notifica que ha ocurrido un problema con algún ingrediente </text:p>
          </table:table-cell>
        </table:table-row>
        <table:table-row>
          <table:table-cell table:style-name="Tabla9.A2" office:value-type="string">
            <text:p text:style-name="P3">Dependencias:</text:p>
          </table:table-cell>
          <table:table-cell table:style-name="Tabla9.B2" office:value-type="string">
            <text:p text:style-name="P4">Incluye el caso de uso “Consultar lista de Ingredientes”</text:p>
          </table:table-cell>
        </table:table-row>
        <table:table-row>
          <table:table-cell table:style-name="Tabla9.A2" office:value-type="string">
            <text:p text:style-name="P3">Actores:</text:p>
          </table:table-cell>
          <table:table-cell table:style-name="Tabla9.B2" office:value-type="string">
            <text:p text:style-name="P4">Cocinero jefe</text:p>
          </table:table-cell>
        </table:table-row>
        <table:table-row>
          <table:table-cell table:style-name="Tabla9.A2" office:value-type="string">
            <text:p text:style-name="P3">Precondiciones:</text:p>
          </table:table-cell>
          <table:table-cell table:style-name="Tabla9.B2" office:value-type="string">
            <text:list xml:id="list37698772" text:continue-list="list37694845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9.A2" office:value-type="string">
            <text:p text:style-name="P3">Postcondiciones:</text:p>
          </table:table-cell>
          <table:table-cell table:style-name="Tabla9.B2" office:value-type="string">
            <text:list xml:id="list37651131" text:style-name="L18">
              <text:list-item>
                <text:p text:style-name="P46">Se ha registrado una incidencia con un ingrediente 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 normal:</text:p>
          </table:table-cell>
          <table:table-cell table:style-name="Tabla9.B2" office:value-type="string">
            <text:list xml:id="list37662497" text:style-name="L19">
              <text:list-item>
                <text:p text:style-name="P24">El usuario selecciona la opción "Notificar incidencia con Ingrediente" en el terminal táctil.</text:p>
              </text:list-item>
              <text:list-item>
                <text:p text:style-name="P24">Se inicia el caso de uso “Consultar lista de Ingredientes”</text:p>
              </text:list-item>
              <text:list-item>
                <text:p text:style-name="P24">Mientras el usuario desee notificar incidencias:</text:p>
                <text:list>
                  <text:list-item>
                    <text:p text:style-name="P24">El usuario selecciona el ingrediente sobre el que desea notificar la incidencia </text:p>
                  </text:list-item>
                  <text:list-item>
                    <text:p text:style-name="P24">El usuario introduce la cantidad de producto afectado y especifica el motivo de la incidencia</text:p>
                  </text:list-item>
                  <text:list-item>
                    <text:p text:style-name="P24">El sistema comprueba que los datos introducidos son correctos.</text:p>
                  </text:list-item>
                  <text:list-item>
                    <text:p text:style-name="P24">Los datos introducidos son correctos. El sistema genera un código asociado a la incidencia y registra la incidencia </text:p>
                  </text:list-item>
                  <text:list-item>
                    <text:p text:style-name="P24">El sistema resta del stock la cantidad del ingrediente especificado por el usuario</text:p>
                  </text:list-item>
                  <text:list-item>
                    <text:p text:style-name="P24">Si la cantidad actual en stock del producto afectado se encuentra por debajo de su mínimo</text:p>
                    <text:list>
                      <text:list-item>
                        <text:p text:style-name="P24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4">El sistema informa de que la incidencia se ha registrado correctamente</text:p>
                  </text:list-item>
                  <text:list-item>
                    <text:p text:style-name="P24">El sistema pregunta al usuario si desea notificar alguna incidencia más</text:p>
                  </text:list-item>
                </text:list>
              </text:list-item>
              <text:list-item>
                <text:p text:style-name="P24">El usuario finaliza las notificaciones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s alternativos:</text:p>
          </table:table-cell>
          <table:table-cell table:style-name="Tabla9.B2" office:value-type="string">
            <text:list xml:id="list37662262" text:style-name="L20">
              <text:list-item>
                <text:list>
                  <text:list-item>
                    <text:p text:style-name="P47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9.A2" office:value-type="string">
            <text:p text:style-name="P3">Observaciones:</text:p>
          </table:table-cell>
          <table:table-cell table:style-name="Tabla9.B2" office:value-type="string">
            <text:p text:style-name="P4"/>
          </table:table-cell>
        </table:table-row>
        <table:table-row>
          <table:table-cell table:style-name="Tabla9.A10" office:value-type="string">
            <text:p text:style-name="P3">Requisitos no funcionales:</text:p>
          </table:table-cell>
          <table:table-cell table:style-name="Tabla9.B10" office:value-type="string">
            <text:p text:style-name="P4"/>
          </table:table-cell>
        </table:table-row>
      </table:table>
      <text:p text:style-name="Standard"/>
      <text:p text:style-name="Standard"/>
      <text:h text:style-name="P17" text:outline-level="3">Notificar incidencia con bebida</text:h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ombre del caso:</text:p>
          </table:table-cell>
          <table:table-cell table:style-name="Tabla2.B1" office:value-type="string">
            <text:p text:style-name="Text_20_body">Notificar incidencia con Bebida </text:p>
          </table:table-cell>
        </table:table-row>
        <table:table-row>
          <table:table-cell table:style-name="Tabla2.A2" office:value-type="string">
            <text:p text:style-name="P3">Resumen:</text:p>
          </table:table-cell>
          <table:table-cell table:style-name="Tabla2.B2" office:value-type="string">
            <text:p text:style-name="P8">Se notifica que ha ocurrido un problema con alguna bebida</text:p>
          </table:table-cell>
        </table:table-row>
        <table:table-row>
          <table:table-cell table:style-name="Tabla2.A2" office:value-type="string">
            <text:p text:style-name="P3">Dependencias:</text:p>
          </table:table-cell>
          <table:table-cell table:style-name="Tabla2.B2" office:value-type="string">
            <text:p text:style-name="P4">Incluye el caso de uso “Consultar lista de Bebidas”</text:p>
          </table:table-cell>
        </table:table-row>
        <table:table-row>
          <table:table-cell table:style-name="Tabla2.A2" office:value-type="string">
            <text:p text:style-name="P3">Actores:</text:p>
          </table:table-cell>
          <table:table-cell table:style-name="Tabla2.B2" office:value-type="string">
            <text:p text:style-name="P4">Cocinero jefe, Metre</text:p>
          </table:table-cell>
        </table:table-row>
        <table:table-row>
          <table:table-cell table:style-name="Tabla2.A2" office:value-type="string">
            <text:p text:style-name="P3">Precondiciones:</text:p>
          </table:table-cell>
          <table:table-cell table:style-name="Tabla2.B2" office:value-type="string">
            <text:list xml:id="list37688996" text:continue-list="list37698772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2.A2" office:value-type="string">
            <text:p text:style-name="P3">Postcondiciones:</text:p>
          </table:table-cell>
          <table:table-cell table:style-name="Tabla2.B2" office:value-type="string">
            <text:list xml:id="list37671080" text:style-name="L21">
              <text:list-item>
                <text:p text:style-name="P48">Se ha registrado una incidencia con una bebida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 normal:</text:p>
          </table:table-cell>
          <table:table-cell table:style-name="Tabla2.B2" office:value-type="string">
            <text:list xml:id="list37668086" text:style-name="L22">
              <text:list-item>
                <text:p text:style-name="P25">El usuario selecciona la opción "Notificar incidencia con Bebida" en el terminal táctil.</text:p>
              </text:list-item>
              <text:list-item>
                <text:p text:style-name="P25">Se inicia el caso de uso “Consultar lista de Bebidas”</text:p>
              </text:list-item>
              <text:list-item>
                <text:p text:style-name="P25">Mientras el usuario desee notificar incidencias:</text:p>
                <text:list>
                  <text:list-item>
                    <text:p text:style-name="P25">El usuario selecciona la bebida sobre la que desea notificar la incidencia </text:p>
                  </text:list-item>
                  <text:list-item>
                    <text:p text:style-name="P25">El usuario introduce la cantidad de producto afectado y especifica el motivo de la incidencia</text:p>
                  </text:list-item>
                  <text:list-item>
                    <text:p text:style-name="P25">El sistema comprueba que los datos introducidos son correctos.</text:p>
                  </text:list-item>
                  <text:list-item>
                    <text:p text:style-name="P25">Los datos introducidos son correctos. El sistema genera un código asociado a la incidencia y registra la incidencia </text:p>
                  </text:list-item>
                  <text:list-item>
                    <text:p text:style-name="P25">El sistema resta del stock la cantidad del ingrediente especificado por el usuario</text:p>
                  </text:list-item>
                  <text:list-item>
                    <text:p text:style-name="P25">Si la cantidad actual en stock del producto afectado se encuentra por debajo de su mínimo</text:p>
                    <text:list>
                      <text:list-item>
                        <text:p text:style-name="P25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5">El sistema informa de que la incidencia se ha registrado correctamente</text:p>
                  </text:list-item>
                  <text:list-item>
                    <text:p text:style-name="P25">El sistema pregunta al usuario si desea notificar alguna incidencia más</text:p>
                  </text:list-item>
                </text:list>
              </text:list-item>
              <text:list-item>
                <text:p text:style-name="P25">El usuario finaliza las notificaciones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s alternativos:</text:p>
          </table:table-cell>
          <table:table-cell table:style-name="Tabla2.B2" office:value-type="string">
            <text:list xml:id="list37643539" text:style-name="L23">
              <text:list-item>
                <text:list>
                  <text:list-item>
                    <text:p text:style-name="P49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2.A2" office:value-type="string">
            <text:p text:style-name="P3">Observaciones:</text:p>
          </table:table-cell>
          <table:table-cell table:style-name="Tabla2.B2" office:value-type="string">
            <text:p text:style-name="P4">El cocinero podrá notificar incidencias de bebidas puesto que puede utilizarlas como ingredientes</text:p>
          </table:table-cell>
        </table:table-row>
        <table:table-row>
          <table:table-cell table:style-name="Tabla2.A10" office:value-type="string">
            <text:p text:style-name="P3">Requisitos no funcionales:</text:p>
          </table:table-cell>
          <table:table-cell table:style-name="Tabla2.B10" office:value-type="string">
            <text:p text:style-name="P4"/>
          </table:table-cell>
        </table:table-row>
      </table:table>
      <text:p text:style-name="Standard"/>
      <text:h text:style-name="P17" text:outline-level="3">Notificar recepción de pedido del proveedor</text:h>
      <text:p text:style-name="P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Nombre del caso:</text:p>
          </table:table-cell>
          <table:table-cell table:style-name="Tabla10.B1" office:value-type="string">
            <text:p text:style-name="Text_20_body">Notificar recepción de pedido del proveedor</text:p>
          </table:table-cell>
        </table:table-row>
        <table:table-row>
          <table:table-cell table:style-name="Tabla10.A2" office:value-type="string">
            <text:p text:style-name="P3">Resumen:</text:p>
          </table:table-cell>
          <table:table-cell table:style-name="Tabla10.B2" office:value-type="string">
            <text:p text:style-name="P8">Se notifica la llegada del pedido y se actualizan las cantidades de los productos en stock que han sido pedidos</text:p>
          </table:table-cell>
        </table:table-row>
        <table:table-row>
          <table:table-cell table:style-name="Tabla10.A2" office:value-type="string">
            <text:p text:style-name="P3">Dependencias:</text:p>
          </table:table-cell>
          <table:table-cell table:style-name="Tabla10.B2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3">Actores:</text:p>
          </table:table-cell>
          <table:table-cell table:style-name="Tabla10.B2" office:value-type="string">
            <text:p text:style-name="P4">Cocinero jefe</text:p>
          </table:table-cell>
        </table:table-row>
        <table:table-row>
          <table:table-cell table:style-name="Tabla10.A2" office:value-type="string">
            <text:p text:style-name="P3">Precondiciones:</text:p>
          </table:table-cell>
          <table:table-cell table:style-name="Tabla10.B2" office:value-type="string">
            <text:list xml:id="list37682557" text:continue-list="list37688996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10.A2" office:value-type="string">
            <text:p text:style-name="P3">Postcondiciones:</text:p>
          </table:table-cell>
          <table:table-cell table:style-name="Tabla10.B2" office:value-type="string">
            <text:list xml:id="list37658076" text:style-name="L24">
              <text:list-item>
                <text:p text:style-name="P50">Se ha modificado la cantidad actual en stock de uno o más productos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 normal:</text:p>
          </table:table-cell>
          <table:table-cell table:style-name="Tabla10.B2" office:value-type="string">
            <text:list xml:id="list37664665" text:style-name="L25">
              <text:list-item>
                <text:p text:style-name="P26">El usuario selecciona la opción "Notificar recepción de pedido del proveedor" en el terminal táctil.</text:p>
              </text:list-item>
              <text:list-item>
                <text:p text:style-name="P26">El sistema obtiene los datos del pedido</text:p>
              </text:list-item>
              <text:list-item>
                <text:p text:style-name="P26">El sistema actualiza las cantidades de los productos especificados en el pedido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s alternativos:</text:p>
          </table:table-cell>
          <table:table-cell table:style-name="Tabla10.B2" office:value-type="string">
            <text:list xml:id="list37662662" text:style-name="L26">
              <text:list-header>
                <text:p text:style-name="P51"/>
              </text:list-header>
            </text:list>
          </table:table-cell>
        </table:table-row>
        <table:table-row>
          <table:table-cell table:style-name="Tabla10.A2" office:value-type="string">
            <text:p text:style-name="P3">Observaciones:</text:p>
          </table:table-cell>
          <table:table-cell table:style-name="Tabla10.B2" office:value-type="string">
            <text:p text:style-name="P4">El sistema utiliza la copia que posee del pedido para actualizar las cantidades de los productos correspondientes</text:p>
          </table:table-cell>
        </table:table-row>
        <table:table-row>
          <table:table-cell table:style-name="Tabla10.A10" office:value-type="string">
            <text:p text:style-name="P3">Requisitos no funcionales:</text:p>
          </table:table-cell>
          <table:table-cell table:style-name="Tabla10.B10" office:value-type="string">
            <text:p text:style-name="P4"/>
          </table:table-cell>
        </table:table-row>
      </table:table>
      <text:h text:style-name="P16" text:outline-level="3"/>
      <text:h text:style-name="P17" text:outline-level="3">Añadir ingrediente</text:h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able_20_Contents">Añadir ingrediente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P8">El cocinero jefe desea añadir uno o más ingredientes al sistema. Introduce los datos correspondientes a cada ingrediente <text:s/>y confirma cada operación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P4">Cocinero jefe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37650944" text:style-name="L27">
              <text:list-item>
                <text:p text:style-name="P62">Se han registrado uno o más productos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37648974" text:style-name="L28">
              <text:list-item>
                <text:p text:style-name="P52">El usuario selecciona la opción "Añadir ingrediente" en el terminal táctil.</text:p>
              </text:list-item>
              <text:list-item>
                <text:p text:style-name="P52">Mientras que el usuario quiera añadir ingredientes:</text:p>
                <text:list>
                  <text:list-item>
                    <text:p text:style-name="P27">El usuario introduce los datos correspondientes al nuevo ingrediente:</text:p>
                    <text:list>
                      <text:list-item>
                        <text:p text:style-name="P52">Introduce el nombre</text:p>
                      </text:list-item>
                      <text:list-item>
                        <text:p text:style-name="P27">Introduce el límite mínimo en stock.</text:p>
                      </text:list-item>
                      <text:list-item>
                        <text:p text:style-name="P27">Introduce el máximo en stock.</text:p>
                      </text:list-item>
                      <text:list-item>
                        <text:p text:style-name="P27">Introduce la cantidad actual en stock</text:p>
                      </text:list-item>
                      <text:list-item>
                        <text:p text:style-name="P27">Introduce una foto.</text:p>
                      </text:list-item>
                    </text:list>
                  </text:list-item>
                  <text:list-item>
                    <text:p text:style-name="P27">El usuario confirma los datos.</text:p>
                  </text:list-item>
                  <text:list-item>
                    <text:p text:style-name="P27">El sistema comprueba si los datos introducidos son correctos</text:p>
                  </text:list-item>
                  <text:list-item>
                    <text:p text:style-name="P27">Los datos introducidos son correctos. El sistema genera un código de producto, registra todos los datos y confirma que ha sido añadido satisfactoriamente.</text:p>
                  </text:list-item>
                  <text:list-item>
                    <text:p text:style-name="P27">El sistema pregunta al usuario si desea seguir añadiendo productos</text:p>
                  </text:list-item>
                </text:list>
              </text:list-item>
              <text:list-item>
                <text:p text:style-name="P27">El usuario finaliza la operación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P5"/>
            <text:p text:style-name="P5"/>
            <text:list xml:id="list37660404" text:style-name="L29">
              <text:list-item>
                <text:list>
                  <text:list-header>
                    <text:p text:style-name="P63">2.4b El sistema informa de que los datos introducidos no son correctos. Se vuelve al paso 3.1</text:p>
                  </text:list-header>
                </text:list>
                <text:p text:style-name="P53"/>
                <text:p text:style-name="P64">*. El usuario cancela la operación.</text:p>
              </text:list-item>
            </text:list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P4"><text:s/>- Tanto los límites como la cantidad actual se deberán dar en gramos.</text:p>
            <text:p text:style-name="P4"><text:s/>- La foto deberá estar en formato .jpeg y no sobrepasar los 200 kb </text:p>
            <text:p text:style-name="P4"/>
          </table:table-cell>
        </table:table-row>
      </table:table>
      <text:p text:style-name="Standard"/>
      <text:h text:style-name="P15" text:outline-level="3"><text:soft-page-break/>Eliminar ingrediente</text:h>
      <text:p text:style-name="P1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 del caso:</text:p>
          </table:table-cell>
          <table:table-cell table:style-name="Tabla11.B1" office:value-type="string">
            <text:p text:style-name="Text_20_body">Eliminar ingrediente</text:p>
          </table:table-cell>
        </table:table-row>
        <table:table-row>
          <table:table-cell table:style-name="Tabla11.A2" office:value-type="string">
            <text:p text:style-name="P1">Resumen:</text:p>
          </table:table-cell>
          <table:table-cell table:style-name="Tabla11.B2" office:value-type="string">
            <text:p text:style-name="P8">Se eliminarán uno o más ingredientes.</text:p>
          </table:table-cell>
        </table:table-row>
        <table:table-row>
          <table:table-cell table:style-name="Tabla11.A2" office:value-type="string">
            <text:p text:style-name="P1">Dependencias:</text:p>
          </table:table-cell>
          <table:table-cell table:style-name="Tabla11.B2" office:value-type="string">
            <text:p text:style-name="P4">Incluye al caso de uso “Consultar lista de ingredientes”</text:p>
          </table:table-cell>
        </table:table-row>
        <table:table-row>
          <table:table-cell table:style-name="Tabla11.A2" office:value-type="string">
            <text:p text:style-name="P1">Actores:</text:p>
          </table:table-cell>
          <table:table-cell table:style-name="Tabla11.B2" office:value-type="string">
            <text:p text:style-name="P4">Cocinero jefe</text:p>
          </table:table-cell>
        </table:table-row>
        <table:table-row>
          <table:table-cell table:style-name="Tabla11.A2" office:value-type="string">
            <text:p text:style-name="P1">Precondiciones:</text:p>
          </table:table-cell>
          <table:table-cell table:style-name="Tabla11.B2" office:value-type="string">
            <text:list xml:id="list37648652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1.A2" office:value-type="string">
            <text:p text:style-name="P1">Postcondiciones:</text:p>
          </table:table-cell>
          <table:table-cell table:style-name="Tabla11.B2" office:value-type="string">
            <text:list xml:id="list37646521" text:style-name="L31">
              <text:list-item>
                <text:p text:style-name="P54">Se han eliminado uno o más productos del sistema.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 normal:</text:p>
          </table:table-cell>
          <table:table-cell table:style-name="Tabla11.B2" office:value-type="string">
            <text:list xml:id="list37658172" text:style-name="L32">
              <text:list-item>
                <text:p text:style-name="P29">El usuario selecciona la opción "Eliminar producto" en el terminal táctil.</text:p>
              </text:list-item>
              <text:list-item>
                <text:p text:style-name="P29">Se inicia el caso de uso “Consultar lista de ingredientes”</text:p>
              </text:list-item>
              <text:list-item>
                <text:p text:style-name="P29">Mientras que el usuario quiera eliminar ingredientes:</text:p>
                <text:list>
                  <text:list-item>
                    <text:p text:style-name="P29">El usuario selecciona el ingrediente que quiere eliminar.</text:p>
                  </text:list-item>
                  <text:list-item>
                    <text:p text:style-name="P29">El sistema solicita la confirmación de la operación.</text:p>
                  </text:list-item>
                  <text:list-item>
                    <text:p text:style-name="P29">El usuario confirma la operación.</text:p>
                  </text:list-item>
                  <text:list-item>
                    <text:p text:style-name="P29">El sistema elimina el ingrediente e informa de ello al usuario.</text:p>
                  </text:list-item>
                  <text:list-item>
                    <text:p text:style-name="P29">El sistema pregunta al usuario si desea eliminar otro elemento</text:p>
                  </text:list-item>
                  <text:list-item>
                    <text:p text:style-name="P29">Si el usuario quiere eliminar otro elemento</text:p>
                    <text:list>
                      <text:list-item>
                        <text:p text:style-name="P29">Se inicia el caso de uso “Consultar lista de Productos”</text:p>
                      </text:list-item>
                    </text:list>
                  </text:list-item>
                </text:list>
              </text:list-item>
              <text:list-item>
                <text:p text:style-name="P29">El usuario finaliza la operación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s alternativos:</text:p>
          </table:table-cell>
          <table:table-cell table:style-name="Tabla11.B2" office:value-type="string">
            <text:list xml:id="list37649794" text:style-name="L33">
              <text:list-item>
                <text:list>
                  <text:list-header>
                    <text:p text:style-name="P55">3.3b El usuario no confirma la operación. Se vuelve al paso 2.</text:p>
                  </text:list-header>
                </text:list>
                <text:p text:style-name="P55"/>
                <text:p text:style-name="P55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1.A2" office:value-type="string">
            <text:p text:style-name="P3">Observaciones:</text:p>
          </table:table-cell>
          <table:table-cell table:style-name="Tabla11.B2" office:value-type="string">
            <text:p text:style-name="P4"/>
          </table:table-cell>
        </table:table-row>
        <table:table-row>
          <table:table-cell table:style-name="Tabla11.A10" office:value-type="string">
            <text:p text:style-name="P3">Requisitos no funcionales:</text:p>
          </table:table-cell>
          <table:table-cell table:style-name="Tabla11.B10" office:value-type="string">
            <text:p text:style-name="P4"/>
          </table:table-cell>
        </table:table-row>
      </table:table>
      <text:h text:style-name="P15" text:outline-level="3"/>
      <text:h text:style-name="P17" text:outline-level="3">Modificar ingrediente</text:h>
      <text:p text:style-name="P1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 del caso:</text:p>
          </table:table-cell>
          <table:table-cell table:style-name="Tabla12.B1" office:value-type="string">
            <text:p text:style-name="Text_20_body">Modificar ingrediente</text:p>
          </table:table-cell>
        </table:table-row>
        <table:table-row>
          <table:table-cell table:style-name="Tabla12.A2" office:value-type="string">
            <text:p text:style-name="P1">Resumen:</text:p>
          </table:table-cell>
          <table:table-cell table:style-name="Tabla12.B2" office:value-type="string">
            <text:p text:style-name="P8">Se modificarán los parámetros deseados de uno o más ingredientes</text:p>
          </table:table-cell>
        </table:table-row>
        <table:table-row>
          <table:table-cell table:style-name="Tabla12.A2" office:value-type="string">
            <text:p text:style-name="P1">Dependencias:</text:p>
          </table:table-cell>
          <table:table-cell table:style-name="Tabla12.B2" office:value-type="string">
            <text:p text:style-name="P4">Incluye al caso de uso “Consultar lista de ingredientes”</text:p>
          </table:table-cell>
        </table:table-row>
        <table:table-row>
          <table:table-cell table:style-name="Tabla12.A2" office:value-type="string">
            <text:p text:style-name="P1">Actores:</text:p>
          </table:table-cell>
          <table:table-cell table:style-name="Tabla12.B2" office:value-type="string">
            <text:p text:style-name="P4">Cocinero jefe</text:p>
          </table:table-cell>
        </table:table-row>
        <table:table-row>
          <table:table-cell table:style-name="Tabla12.A2" office:value-type="string">
            <text:p text:style-name="P1">Precondiciones:</text:p>
          </table:table-cell>
          <table:table-cell table:style-name="Tabla12.B2" office:value-type="string">
            <text:list xml:id="list37685543" text:continue-list="list37648652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2.A2" office:value-type="string">
            <text:p text:style-name="P1">Postcondiciones:</text:p>
          </table:table-cell>
          <table:table-cell table:style-name="Tabla12.B2" office:value-type="string">
            <text:list xml:id="list37648369" text:style-name="L34">
              <text:list-item>
                <text:p text:style-name="P56">Se ha registrado uno o más cambios en los detalles de un ingrediente.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 normal:</text:p>
          </table:table-cell>
          <table:table-cell table:style-name="Tabla12.B2" office:value-type="string">
            <text:list xml:id="list37654744" text:style-name="L35">
              <text:list-item>
                <text:p text:style-name="P30">El usuario selecciona la opción "Modificar ingrediente" en el terminal táctil.</text:p>
              </text:list-item>
              <text:list-item>
                <text:p text:style-name="P30">Se inicia el caso de uso “Consultar lista de ingredientes”</text:p>
              </text:list-item>
              <text:list-item>
                <text:p text:style-name="P30">Mientras el usuario quiera modificar ingredientes:</text:p>
                <text:list>
                  <text:list-item>
                    <text:p text:style-name="P30">El usuario selecciona el ingrediente que quiere modificar.</text:p>
                  </text:list-item>
                  <text:list-item>
                    <text:p text:style-name="P30">El sistema muestra los datos asociados a ese ingrediente.</text:p>
                  </text:list-item>
                  <text:list-item>
                    <text:p text:style-name="P30">Mientras el usuario quiera modificar parámetros:</text:p>
                    <text:list>
                      <text:list-item>
                        <text:p text:style-name="P30">El usuario modifica el parámetro deseado.</text:p>
                      </text:list-item>
                    </text:list>
                  </text:list-item>
                  <text:list-item>
                    <text:p text:style-name="P30">El sistema solicita al usuario que confirme los cambios</text:p>
                  </text:list-item>
                  <text:list-item>
                    <text:p text:style-name="P30">El usuario confirma los cambios.</text:p>
                  </text:list-item>
                  <text:list-item>
                    <text:p text:style-name="P30">El sistema comprueba si los datos introducidos son correctos</text:p>
                  </text:list-item>
                  <text:list-item>
                    <text:p text:style-name="P30">Los datos introducidos son correctos. El sistema registra los cambios e informa que se han realizado <text:s/>satisfactoriamente.</text:p>
                  </text:list-item>
                  <text:list-item>
                    <text:p text:style-name="P30">El sistema pregunta al usuario si desea modificar otro ingrediente</text:p>
                  </text:list-item>
                  <text:list-item>
                    <text:p text:style-name="P30">Si el usuario solicita modificar otro ingrediente</text:p>
                    <text:list>
                      <text:list-item>
                        <text:p text:style-name="P30">Se inicia el caso de uso “Consultar lista de ingrediente”</text:p>
                      </text:list-item>
                    </text:list>
                  </text:list-item>
                </text:list>
              </text:list-item>
              <text:list-item>
                <text:p text:style-name="P30">El usuario finaliza la operación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s alternativos:</text:p>
          </table:table-cell>
          <table:table-cell table:style-name="Tabla12.B2" office:value-type="string">
            <text:list xml:id="list37687019" text:continue-list="list37649794" text:style-name="L33">
              <text:list-item>
                <text:list>
                  <text:list-header>
                    <text:p text:style-name="P55">3.5b <text:s/>El usuario no confirma los cambios. Se vuelve al paso 2</text:p>
                  </text:list-header>
                </text:list>
              </text:list-item>
            </text:list>
            <text:p text:style-name="P5"/>
            <text:list xml:id="list37685233" text:continue-numbering="true" text:style-name="L33">
              <text:list-item>
                <text:list>
                  <text:list-header>
                    <text:p text:style-name="P55">3.6b <text:s/>El sistema informa de que los datos introducidos son incorrectos. Se vuelve al paso 2.</text:p>
                  </text:list-header>
                </text:list>
              </text:list-item>
            </text:list>
            <text:p text:style-name="P5"/>
            <text:list xml:id="list37695658" text:continue-numbering="true" text:style-name="L33">
              <text:list-header>
                <text:p text:style-name="P66">*. El usuario cancela la operación.</text:p>
              </text:list-header>
            </text:list>
          </table:table-cell>
        </table:table-row>
        <table:table-row>
          <table:table-cell table:style-name="Tabla12.A2" office:value-type="string">
            <text:p text:style-name="P1">Observaciones:</text:p>
          </table:table-cell>
          <table:table-cell table:style-name="Tabla12.B2" office:value-type="string">
            <text:p text:style-name="P4"/>
          </table:table-cell>
        </table:table-row>
        <table:table-row>
          <table:table-cell table:style-name="Tabla12.A10" office:value-type="string">
            <text:p text:style-name="P1">Requisitos no funcionales específicos:</text:p>
          </table:table-cell>
          <table:table-cell table:style-name="Tabla12.B10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5" text:outline-level="3"><text:soft-page-break/>Añadir bebida</text:h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 del caso:</text:p>
          </table:table-cell>
          <table:table-cell table:style-name="Tabla13.B1" office:value-type="string">
            <text:p text:style-name="Text_20_body">Añadir bebida</text:p>
          </table:table-cell>
        </table:table-row>
        <table:table-row>
          <table:table-cell table:style-name="Tabla13.A2" office:value-type="string">
            <text:p text:style-name="P1">Resumen:</text:p>
          </table:table-cell>
          <table:table-cell table:style-name="Tabla13.B2" office:value-type="string">
            <text:p text:style-name="P8">Se añaden una o más bebidas</text:p>
          </table:table-cell>
        </table:table-row>
        <table:table-row>
          <table:table-cell table:style-name="Tabla13.A2" office:value-type="string">
            <text:p text:style-name="P1">Dependencia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Actores:</text:p>
          </table:table-cell>
          <table:table-cell table:style-name="Tabla13.B2" office:value-type="string">
            <text:p text:style-name="P4">Metre</text:p>
          </table:table-cell>
        </table:table-row>
        <table:table-row>
          <table:table-cell table:style-name="Tabla13.A2" office:value-type="string">
            <text:p text:style-name="P1">Precondi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Postcondiciones:</text:p>
          </table:table-cell>
          <table:table-cell table:style-name="Tabla13.B2" office:value-type="string">
            <text:list xml:id="list37692180" text:continue-list="list37650944" text:style-name="L27">
              <text:list-item>
                <text:p text:style-name="P62">Se ha registrado una nueva bebida en el sistema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 normal:</text:p>
          </table:table-cell>
          <table:table-cell table:style-name="Tabla13.B2" office:value-type="string">
            <text:list xml:id="list37649088" text:style-name="L36">
              <text:list-item>
                <text:p text:style-name="P57">El usuario selecciona la opción "Añadir bebida" en el terminal táctil.</text:p>
              </text:list-item>
              <text:list-item>
                <text:p text:style-name="P57">Mientras que el usuario quiera añadir bebidas:</text:p>
                <text:list>
                  <text:list-item>
                    <text:p text:style-name="P31">El usuario introduce los datos correspondientes a la bebida:</text:p>
                    <text:list>
                      <text:list-item>
                        <text:p text:style-name="P57">Introduce el nombre</text:p>
                      </text:list-item>
                      <text:list-item>
                        <text:p text:style-name="P31">Introduce el límite mínimo en stock.</text:p>
                      </text:list-item>
                      <text:list-item>
                        <text:p text:style-name="P31">Introduce el máximo en stock.</text:p>
                      </text:list-item>
                      <text:list-item>
                        <text:p text:style-name="P31">Introduce la cantidad actual en stock</text:p>
                      </text:list-item>
                      <text:list-item>
                        <text:p text:style-name="P31">Introduce una foto.</text:p>
                      </text:list-item>
                      <text:list-item>
                        <text:p text:style-name="P57">El usuario deberá introducir la cantidad por envase.</text:p>
                      </text:list-item>
                    </text:list>
                  </text:list-item>
                  <text:list-item>
                    <text:p text:style-name="P31">El usuario confirma los datos.</text:p>
                  </text:list-item>
                  <text:list-item>
                    <text:p text:style-name="P31">El sistema comprueba si los datos introducidos son correctos</text:p>
                  </text:list-item>
                  <text:list-item>
                    <text:p text:style-name="P31">Los datos introducidos son correctos. El sistema genera un código de producto y registra todos los datos.</text:p>
                  </text:list-item>
                  <text:list-item>
                    <text:p text:style-name="P31">El sistema confirma que se ha añadido la bebida satisfactoriamente.</text:p>
                  </text:list-item>
                  <text:list-item>
                    <text:p text:style-name="P31">El sistema pregunta al usuario si desea seguir añadiendo bebidas.</text:p>
                  </text:list-item>
                </text:list>
              </text:list-item>
              <text:list-item>
                <text:p text:style-name="P31">El usuario finaliza la operación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s alternativos:</text:p>
          </table:table-cell>
          <table:table-cell table:style-name="Tabla13.B2" office:value-type="string">
            <text:list xml:id="list37648295" text:style-name="L37">
              <text:list-item>
                <text:list>
                  <text:list-header>
                    <text:p text:style-name="P58"/>
                    <text:p text:style-name="P58">2.4b El sistema informa de que los datos introducidos no son correctos. Se vuelve al paso 3.1</text:p>
                  </text:list-header>
                </text:list>
                <text:p text:style-name="P58"/>
                <text:p text:style-name="P65">*. El usuario cancela la operación.</text:p>
              </text:list-item>
            </text:list>
          </table:table-cell>
        </table:table-row>
        <table:table-row>
          <table:table-cell table:style-name="Tabla13.A2" office:value-type="string">
            <text:p text:style-name="P1">Observa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10" office:value-type="string">
            <text:p text:style-name="P1">Requisitos no funcionales específicos:</text:p>
          </table:table-cell>
          <table:table-cell table:style-name="Tabla13.B10" office:value-type="string">
            <text:p text:style-name="P4"/>
            <text:p text:style-name="P4"><text:s/>- Los límites mínimo y máximo vendrán en número de unidades de envase, y la cantidad por envase en mililitros.</text:p>
            <text:p text:style-name="P4"><text:s/>- La foto deberá estar en formato .jpeg y no sobrepasar los 200 kb </text:p>
            <text:p text:style-name="P4"/>
          </table:table-cell>
        </table:table-row>
      </table:table>
      <text:h text:style-name="P15" text:outline-level="3"/>
      <text:h text:style-name="P17" text:outline-level="3">Eliminar bebida</text:h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 del caso:</text:p>
          </table:table-cell>
          <table:table-cell table:style-name="Tabla15.B1" office:value-type="string">
            <text:p text:style-name="Text_20_body">Eliminar bebida</text:p>
          </table:table-cell>
        </table:table-row>
        <table:table-row>
          <table:table-cell table:style-name="Tabla15.A2" office:value-type="string">
            <text:p text:style-name="P1">Resumen:</text:p>
          </table:table-cell>
          <table:table-cell table:style-name="Tabla15.B2" office:value-type="string">
            <text:p text:style-name="P8">Se eliminarán una o más bebidas.</text:p>
          </table:table-cell>
        </table:table-row>
        <table:table-row>
          <table:table-cell table:style-name="Tabla15.A2" office:value-type="string">
            <text:p text:style-name="P1">Dependencias:</text:p>
          </table:table-cell>
          <table:table-cell table:style-name="Tabla15.B2" office:value-type="string">
            <text:p text:style-name="P4">Incluye al caso de uso “Consultar lista de bebidas”</text:p>
          </table:table-cell>
        </table:table-row>
        <table:table-row>
          <table:table-cell table:style-name="Tabla15.A2" office:value-type="string">
            <text:p text:style-name="P1">Actores:</text:p>
          </table:table-cell>
          <table:table-cell table:style-name="Tabla15.B2" office:value-type="string">
            <text:p text:style-name="P4">Metre.</text:p>
          </table:table-cell>
        </table:table-row>
        <table:table-row>
          <table:table-cell table:style-name="Tabla15.A2" office:value-type="string">
            <text:p text:style-name="P1">Precondiciones:</text:p>
          </table:table-cell>
          <table:table-cell table:style-name="Tabla15.B2" office:value-type="string">
            <text:list xml:id="list37703243" text:continue-list="list37685543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5.A2" office:value-type="string">
            <text:p text:style-name="P1">Postcondiciones:</text:p>
          </table:table-cell>
          <table:table-cell table:style-name="Tabla15.B2" office:value-type="string">
            <text:list xml:id="list37694662" text:continue-list="list37646521" text:style-name="L31">
              <text:list-item>
                <text:p text:style-name="P54">Se han eliminado uno o más bebidas del sistema.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 normal:</text:p>
          </table:table-cell>
          <table:table-cell table:style-name="Tabla15.B2" office:value-type="string">
            <text:list xml:id="list37681857" text:continue-list="list37658172" text:style-name="L32">
              <text:list-item text:start-value="1">
                <text:p text:style-name="P29">El usuario selecciona la opción "Eliminar bebida" en el terminal táctil.</text:p>
              </text:list-item>
              <text:list-item>
                <text:p text:style-name="P29">Se inicia el caso de uso “Consultar lista de bebidas”</text:p>
              </text:list-item>
              <text:list-item>
                <text:p text:style-name="P29">Mientras que el usuario quiera eliminar bebidas:</text:p>
                <text:list>
                  <text:list-item>
                    <text:p text:style-name="P29">El usuario selecciona la bebida que quiere eliminar.</text:p>
                  </text:list-item>
                  <text:list-item>
                    <text:p text:style-name="P29">El sistema solicita la confirmación de la operación.</text:p>
                  </text:list-item>
                  <text:list-item>
                    <text:p text:style-name="P29">El usuario confirma la operación.</text:p>
                  </text:list-item>
                  <text:list-item>
                    <text:p text:style-name="P29">El sistema elimina la bebida informa de ello al usuario.</text:p>
                  </text:list-item>
                  <text:list-item>
                    <text:p text:style-name="P29">El sistema pregunta al usuario si desea eliminar otro elemento</text:p>
                  </text:list-item>
                  <text:list-item>
                    <text:p text:style-name="P29">Si el usuario quiere eliminar otro elemento</text:p>
                    <text:list>
                      <text:list-item>
                        <text:p text:style-name="P29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29">El usuario finaliza la operación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s alternativos:</text:p>
          </table:table-cell>
          <table:table-cell table:style-name="Tabla15.B2" office:value-type="string">
            <text:list xml:id="list37681023" text:continue-list="list37695658" text:style-name="L33">
              <text:list-item>
                <text:list>
                  <text:list-header>
                    <text:p text:style-name="P55">3.3b El usuario no confirma la operación. Se vuelve al paso 2.</text:p>
                  </text:list-header>
                </text:list>
                <text:p text:style-name="P55"/>
                <text:p text:style-name="P55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5.A2" office:value-type="string">
            <text:p text:style-name="P1">Observaciones:</text:p>
          </table:table-cell>
          <table:table-cell table:style-name="Tabla15.B2" office:value-type="string">
            <text:p text:style-name="P4"/>
          </table:table-cell>
        </table:table-row>
        <table:table-row>
          <table:table-cell table:style-name="Tabla15.A10" office:value-type="string">
            <text:p text:style-name="P1">Requisitos no funcionales específicos:</text:p>
          </table:table-cell>
          <table:table-cell table:style-name="Tabla15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Modificar bebida</text:h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">Nombre del caso:</text:p>
          </table:table-cell>
          <table:table-cell table:style-name="Tabla16.B1" office:value-type="string">
            <text:p text:style-name="Text_20_body">Modificar bebida</text:p>
          </table:table-cell>
        </table:table-row>
        <table:table-row>
          <table:table-cell table:style-name="Tabla16.A2" office:value-type="string">
            <text:p text:style-name="P1">Resumen:</text:p>
          </table:table-cell>
          <table:table-cell table:style-name="Tabla16.B2" office:value-type="string">
            <text:p text:style-name="P8">Se modificarán los parámetros deseados de una o más bebidas</text:p>
          </table:table-cell>
        </table:table-row>
        <table:table-row>
          <table:table-cell table:style-name="Tabla16.A2" office:value-type="string">
            <text:p text:style-name="P1">Dependencias:</text:p>
          </table:table-cell>
          <table:table-cell table:style-name="Tabla16.B2" office:value-type="string">
            <text:p text:style-name="P4">Incluye al caso de uso “Consultar lista de bebidas”</text:p>
          </table:table-cell>
        </table:table-row>
        <table:table-row>
          <table:table-cell table:style-name="Tabla16.A2" office:value-type="string">
            <text:p text:style-name="P1">Actores:</text:p>
          </table:table-cell>
          <table:table-cell table:style-name="Tabla16.B2" office:value-type="string">
            <text:p text:style-name="P4">Metre</text:p>
          </table:table-cell>
        </table:table-row>
        <table:table-row>
          <table:table-cell table:style-name="Tabla16.A2" office:value-type="string">
            <text:p text:style-name="P1">Precondiciones:</text:p>
          </table:table-cell>
          <table:table-cell table:style-name="Tabla16.B2" office:value-type="string">
            <text:list xml:id="list37692535" text:continue-list="list37703243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6.A2" office:value-type="string">
            <text:p text:style-name="P1">Postcondiciones:</text:p>
          </table:table-cell>
          <table:table-cell table:style-name="Tabla16.B2" office:value-type="string">
            <text:list xml:id="list37678714" text:continue-list="list37648369" text:style-name="L34">
              <text:list-item>
                <text:p text:style-name="P56">Se ha registrado uno o más cambios en los detalles de una bebida.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 normal:</text:p>
          </table:table-cell>
          <table:table-cell table:style-name="Tabla16.B2" office:value-type="string">
            <text:list xml:id="list37695069" text:continue-list="list37654744" text:style-name="L35">
              <text:list-item text:start-value="1">
                <text:p text:style-name="P30">El usuario selecciona la opción "Modificar bebida" en el terminal táctil.</text:p>
              </text:list-item>
              <text:list-item>
                <text:p text:style-name="P30">Se inicia el caso de uso “Consultar lista de bebidas”</text:p>
              </text:list-item>
              <text:list-item>
                <text:p text:style-name="P30">Mientras el usuario quiera modificar bebidas:</text:p>
                <text:list>
                  <text:list-item>
                    <text:p text:style-name="P30">El usuario selecciona la bebida que quiere modificar.</text:p>
                  </text:list-item>
                  <text:list-item>
                    <text:p text:style-name="P30">El sistema muestra los datos asociados a esa bebida.</text:p>
                  </text:list-item>
                  <text:list-item>
                    <text:p text:style-name="P30">Mientras el usuario quiera modificar parámetros:</text:p>
                    <text:list>
                      <text:list-item>
                        <text:p text:style-name="P30">El usuario modifica el parámetro deseado.</text:p>
                      </text:list-item>
                    </text:list>
                  </text:list-item>
                  <text:list-item>
                    <text:p text:style-name="P30">El sistema solicita al usuario que confirme los cambios</text:p>
                  </text:list-item>
                  <text:list-item>
                    <text:p text:style-name="P30">El usuario confirma los cambios.</text:p>
                  </text:list-item>
                  <text:list-item>
                    <text:p text:style-name="P30">El sistema comprueba si los datos introducidos son correctos</text:p>
                  </text:list-item>
                  <text:list-item>
                    <text:p text:style-name="P30">Los datos introducidos son correctos. El sistema registra los cambios e informa que se han realizado <text:s/>satisfactoriamente.</text:p>
                  </text:list-item>
                  <text:list-item>
                    <text:p text:style-name="P30">El sistema pregunta al usuario si desea modificar otra bebida</text:p>
                  </text:list-item>
                  <text:list-item>
                    <text:p text:style-name="P30">Si el usuario solicita modificar otra bebida</text:p>
                    <text:list>
                      <text:list-item>
                        <text:p text:style-name="P30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30">El usuario finaliza la operación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s alternativos:</text:p>
          </table:table-cell>
          <table:table-cell table:style-name="Tabla16.B2" office:value-type="string">
            <text:list xml:id="list37692133" text:continue-list="list37681023" text:style-name="L33">
              <text:list-item>
                <text:list>
                  <text:list-header>
                    <text:p text:style-name="P55">3.5b El usuario no confirma los cambios. Se vuelve al paso 3.2</text:p>
                  </text:list-header>
                </text:list>
              </text:list-item>
            </text:list>
            <text:p text:style-name="P5"/>
            <text:list xml:id="list37699312" text:continue-numbering="true" text:style-name="L33">
              <text:list-item>
                <text:list>
                  <text:list-header>
                    <text:p text:style-name="P55">3.7b El sistema informa de que los datos introducidos son incorrectos. Se vuelve al paso 3.2.</text:p>
                  </text:list-header>
                </text:list>
              </text:list-item>
            </text:list>
            <text:p text:style-name="P5"/>
            <text:list xml:id="list37682014" text:continue-numbering="true" text:style-name="L33">
              <text:list-header>
                <text:p text:style-name="P66">*. El usuario cancela la operación.</text:p>
              </text:list-header>
            </text:list>
          </table:table-cell>
        </table:table-row>
        <table:table-row>
          <table:table-cell table:style-name="Tabla16.A2" office:value-type="string">
            <text:p text:style-name="P1">Observaciones:</text:p>
          </table:table-cell>
          <table:table-cell table:style-name="Tabla16.B2" office:value-type="string">
            <text:p text:style-name="P4"/>
          </table:table-cell>
        </table:table-row>
        <table:table-row>
          <table:table-cell table:style-name="Tabla16.A10" office:value-type="string">
            <text:p text:style-name="P1">Requisitos no funcionales específicos:</text:p>
          </table:table-cell>
          <table:table-cell table:style-name="Tabla16.B10" office:value-type="string">
            <text:p text:style-name="Table_20_Contents"/>
          </table:table-cell>
        </table:table-row>
      </table:table>
      <text:h text:style-name="P15" text:outline-level="3">Consultar lista de productos</text:h>
      <text:p text:style-name="Standard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">Nombre del caso:</text:p>
          </table:table-cell>
          <table:table-cell table:style-name="Tabla17.B1" office:value-type="string">
            <text:p text:style-name="Text_20_body">Consultar lista de Productos</text:p>
          </table:table-cell>
        </table:table-row>
        <table:table-row>
          <table:table-cell table:style-name="Tabla17.A2" office:value-type="string">
            <text:p text:style-name="P1">Resumen:</text:p>
          </table:table-cell>
          <table:table-cell table:style-name="Tabla17.B2" office:value-type="string">
            <text:p text:style-name="P8">Se obtiene una lista con los productos registrados en el sistema.</text:p>
          </table:table-cell>
        </table:table-row>
        <table:table-row>
          <table:table-cell table:style-name="Tabla17.A2" office:value-type="string">
            <text:p text:style-name="P1">Dependencias:</text:p>
          </table:table-cell>
          <table:table-cell table:style-name="Tabla17.B2" office:value-type="string">
            <text:p text:style-name="P4">Es incluido por los casos de uso “Añadir Elemento a la Carta”. Incluye a los casos de uso “Consultar lista de bebidas” y “Consultar lista de ingredientes”</text:p>
          </table:table-cell>
        </table:table-row>
        <table:table-row>
          <table:table-cell table:style-name="Tabla17.A2" office:value-type="string">
            <text:p text:style-name="P1">Actores:</text:p>
          </table:table-cell>
          <table:table-cell table:style-name="Tabla17.B2" office:value-type="string">
            <text:p text:style-name="P4">Cocinero Jefe</text:p>
          </table:table-cell>
        </table:table-row>
        <table:table-row>
          <table:table-cell table:style-name="Tabla17.A2" office:value-type="string">
            <text:p text:style-name="P1">Precondiciones:</text:p>
          </table:table-cell>
          <table:table-cell table:style-name="Tabla17.B2" office:value-type="string">
            <text:list xml:id="list37674008" text:continue-list="list37692535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7.A2" office:value-type="string">
            <text:p text:style-name="P1">Postcondiciones:</text:p>
          </table:table-cell>
          <table:table-cell table:style-name="Tabla17.B2" office:value-type="string">
            <text:list xml:id="list37652433" text:style-name="L38">
              <text:list-header>
                <text:p text:style-name="P59"/>
              </text:list-header>
            </text:list>
          </table:table-cell>
        </table:table-row>
        <table:table-row>
          <table:table-cell table:style-name="Tabla17.A2" office:value-type="string">
            <text:p text:style-name="P1">Curso normal:</text:p>
          </table:table-cell>
          <table:table-cell table:style-name="Tabla17.B2" office:value-type="string">
            <text:list xml:id="list37674696" text:style-name="L39">
              <text:list-item>
                <text:p text:style-name="P32">El caso de uso se inicia cuando el usuario desea ver la lista de productos registrados en el sistema</text:p>
              </text:list-item>
              <text:list-item>
                <text:p text:style-name="P32">Se inicia el caso de uso 'Consultar lista de bebidas'</text:p>
              </text:list-item>
              <text:list-item>
                <text:p text:style-name="P32">Se inicia el caso de uso 'Consultar lista de ingredientes'</text:p>
              </text:list-item>
              <text:list-item>
                <text:p text:style-name="P32">El sistema combina las dos listas y muestra una lista completa de todos los productos.</text:p>
              </text:list-item>
            </text:list>
          </table:table-cell>
        </table:table-row>
        <table:table-row>
          <table:table-cell table:style-name="Tabla17.A2" office:value-type="string">
            <text:p text:style-name="P1">Cursos alternativos:</text:p>
          </table:table-cell>
          <table:table-cell table:style-name="Tabla17.B2" office:value-type="string">
            <text:p text:style-name="P5"/>
          </table:table-cell>
        </table:table-row>
        <table:table-row>
          <table:table-cell table:style-name="Tabla17.A2" office:value-type="string">
            <text:p text:style-name="P1">Observaciones:</text:p>
          </table:table-cell>
          <table:table-cell table:style-name="Tabla17.B2" office:value-type="string">
            <text:p text:style-name="P4"/>
          </table:table-cell>
        </table:table-row>
        <table:table-row>
          <table:table-cell table:style-name="Tabla17.A10" office:value-type="string">
            <text:p text:style-name="P1">Requisitos no funcionales específicos:</text:p>
          </table:table-cell>
          <table:table-cell table:style-name="Tabla17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Consultar lista de ingredientes</text:h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">Nombre del caso:</text:p>
          </table:table-cell>
          <table:table-cell table:style-name="Tabla18.B1" office:value-type="string">
            <text:p text:style-name="Text_20_body">Consultar lista de ingredientes</text:p>
          </table:table-cell>
        </table:table-row>
        <table:table-row>
          <table:table-cell table:style-name="Tabla18.A2" office:value-type="string">
            <text:p text:style-name="P2">Resumen:</text:p>
          </table:table-cell>
          <table:table-cell table:style-name="Tabla18.B2" office:value-type="string">
            <text:p text:style-name="P8">Se obtiene una lista con los productos registrados en el sistema dependiendo del tipo de usuario que la solicite</text:p>
          </table:table-cell>
        </table:table-row>
        <table:table-row>
          <table:table-cell table:style-name="Tabla18.A2" office:value-type="string">
            <text:p text:style-name="P2">Dependencias:</text:p>
          </table:table-cell>
          <table:table-cell table:style-name="Tabla18.B2" office:value-type="string">
            <text:p text:style-name="P4">Es incluido por los casos de uso “Eliminar ingrediente”, “Modificar ingrediente”, “Notificar incidencia con ingrediente”, “Añadir Elemento a la Carta” y “Consultar lista de productos”</text:p>
          </table:table-cell>
        </table:table-row>
        <table:table-row>
          <table:table-cell table:style-name="Tabla18.A2" office:value-type="string">
            <text:p text:style-name="P2">Actores:</text:p>
          </table:table-cell>
          <table:table-cell table:style-name="Tabla18.B2" office:value-type="string">
            <text:p text:style-name="P4">Cocinero jefe</text:p>
          </table:table-cell>
        </table:table-row>
        <table:table-row>
          <table:table-cell table:style-name="Tabla18.A2" office:value-type="string">
            <text:p text:style-name="P2">Precondiciones:</text:p>
          </table:table-cell>
          <table:table-cell table:style-name="Tabla18.B2" office:value-type="string">
            <text:list xml:id="list37675211" text:continue-list="list37674008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8.A2" office:value-type="string">
            <text:p text:style-name="P2">Postcondiciones:</text:p>
          </table:table-cell>
          <table:table-cell table:style-name="Tabla18.B2" office:value-type="string">
            <text:list xml:id="list37662670" text:style-name="L40">
              <text:list-header>
                <text:p text:style-name="P60"/>
              </text:list-header>
            </text:list>
          </table:table-cell>
        </table:table-row>
        <table:table-row>
          <table:table-cell table:style-name="Tabla18.A2" office:value-type="string">
            <text:p text:style-name="P2">Curso normal:</text:p>
          </table:table-cell>
          <table:table-cell table:style-name="Tabla18.B2" office:value-type="string">
            <text:list xml:id="list37664378" text:style-name="L41">
              <text:list-item>
                <text:p text:style-name="P33">El caso de uso se inicia cuando el usuario desea ver la lista de productos registrados en el sistema</text:p>
              </text:list-item>
              <text:list-item>
                <text:p text:style-name="P33">El sistema muestra una lista completa de todos los ingredientes registrados</text:p>
              </text:list-item>
            </text:list>
          </table:table-cell>
        </table:table-row>
        <table:table-row>
          <table:table-cell table:style-name="Tabla18.A2" office:value-type="string">
            <text:p text:style-name="P2">Cursos alternativos:</text:p>
          </table:table-cell>
          <table:table-cell table:style-name="Tabla18.B2" office:value-type="string">
            <text:p text:style-name="P5"/>
          </table:table-cell>
        </table:table-row>
        <table:table-row>
          <table:table-cell table:style-name="Tabla18.A2" office:value-type="string">
            <text:p text:style-name="P2">Observaciones:</text:p>
          </table:table-cell>
          <table:table-cell table:style-name="Tabla18.B2" office:value-type="string">
            <text:p text:style-name="P4"/>
          </table:table-cell>
        </table:table-row>
        <table:table-row>
          <table:table-cell table:style-name="Tabla18.A10" office:value-type="string">
            <text:p text:style-name="P2">Requisitos no funcionales específicos:</text:p>
          </table:table-cell>
          <table:table-cell table:style-name="Tabla18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Consultar lista de bebidas</text:h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">Nombre del caso:</text:p>
          </table:table-cell>
          <table:table-cell table:style-name="Tabla19.B1" office:value-type="string">
            <text:p text:style-name="Text_20_body">Consultar lista de bebidas</text:p>
          </table:table-cell>
        </table:table-row>
        <table:table-row>
          <table:table-cell table:style-name="Tabla19.A2" office:value-type="string">
            <text:p text:style-name="P1">Resumen:</text:p>
          </table:table-cell>
          <table:table-cell table:style-name="Tabla19.B2" office:value-type="string">
            <text:p text:style-name="P8">Se obtiene una lista con las bebidas registradas</text:p>
          </table:table-cell>
        </table:table-row>
        <table:table-row>
          <table:table-cell table:style-name="Tabla19.A2" office:value-type="string">
            <text:p text:style-name="P1">Dependencias:</text:p>
          </table:table-cell>
          <table:table-cell table:style-name="Tabla19.B2" office:value-type="string">
            <text:p text:style-name="P4">Es incluido por los casos de uso “Eliminar bebidas”, “Modificar bebidas”, “Notificar incidencia con bebida”, “Añadir Elemento a la Carta” y “Consultar lista de productos”</text:p>
          </table:table-cell>
        </table:table-row>
        <table:table-row>
          <table:table-cell table:style-name="Tabla19.A2" office:value-type="string">
            <text:p text:style-name="P1">Actores:</text:p>
          </table:table-cell>
          <table:table-cell table:style-name="Tabla19.B2" office:value-type="string">
            <text:p text:style-name="P4">Metre, Cocinero jefe</text:p>
          </table:table-cell>
        </table:table-row>
        <table:table-row>
          <table:table-cell table:style-name="Tabla19.A2" office:value-type="string">
            <text:p text:style-name="P1">Precondiciones:</text:p>
          </table:table-cell>
          <table:table-cell table:style-name="Tabla19.B2" office:value-type="string">
            <text:list xml:id="list37675851" text:continue-list="list37675211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9.A2" office:value-type="string">
            <text:p text:style-name="P1">Postcondiciones:</text:p>
          </table:table-cell>
          <table:table-cell table:style-name="Tabla19.B2" office:value-type="string">
            <text:list xml:id="list37651198" text:style-name="L42">
              <text:list-header>
                <text:p text:style-name="P61"/>
              </text:list-header>
            </text:list>
          </table:table-cell>
        </table:table-row>
        <table:table-row>
          <table:table-cell table:style-name="Tabla19.A2" office:value-type="string">
            <text:p text:style-name="P1">Curso normal:</text:p>
          </table:table-cell>
          <table:table-cell table:style-name="Tabla19.B2" office:value-type="string">
            <text:list xml:id="list37671622" text:style-name="L43">
              <text:list-item>
                <text:p text:style-name="P34">El caso de uso se inicia cuando el usuario desea ver la lista de bebidas registradas en el sistema</text:p>
              </text:list-item>
              <text:list-item>
                <text:p text:style-name="P34">El sistema muestra una lista completa de todas las bebidas registradas</text:p>
              </text:list-item>
            </text:list>
          </table:table-cell>
        </table:table-row>
        <table:table-row>
          <table:table-cell table:style-name="Tabla19.A2" office:value-type="string">
            <text:p text:style-name="P1">Cursos alternativos:</text:p>
          </table:table-cell>
          <table:table-cell table:style-name="Tabla19.B2" office:value-type="string">
            <text:p text:style-name="P5"/>
          </table:table-cell>
        </table:table-row>
        <table:table-row>
          <table:table-cell table:style-name="Tabla19.A2" office:value-type="string">
            <text:p text:style-name="P1">Observaciones:</text:p>
          </table:table-cell>
          <table:table-cell table:style-name="Tabla19.B2" office:value-type="string">
            <text:p text:style-name="P4"/>
          </table:table-cell>
        </table:table-row>
        <table:table-row>
          <table:table-cell table:style-name="Tabla19.A10" office:value-type="string">
            <text:p text:style-name="P1">Requisitos no funcionales específicos:</text:p>
          </table:table-cell>
          <table:table-cell table:style-name="Tabla19.B10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14:51:30.57</meta:creation-date>
    <meta:generator>OpenOffice.org/3.2$Win32 OpenOffice.org_project/320m12$Build-9483</meta:generator>
    <meta:editing-duration>PT00H10M25S</meta:editing-duration>
    <meta:editing-cycles>5</meta:editing-cycles>
    <meta:initial-creator>Sergio Rodriguez Lumley</meta:initial-creator>
    <dc:date>2010-03-16T17:57:11.87</dc:date>
    <dc:creator>Gaspar Muñoz Soria</dc:creator>
    <meta:document-statistic meta:table-count="17" meta:image-count="0" meta:object-count="0" meta:page-count="18" meta:paragraph-count="473" meta:word-count="3290" meta:character-count="20261"/>
  </office:meta>
</office:document-meta>
</file>